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URNAL</text:p>
      <text:p text:style-name="Standard"/>
      <text:p text:style-name="Standard">3/2/16</text:p>
      <text:p text:style-name="Standard"/>
      <text:p text:style-name="Standard"><text:tab/>Began work on robot arm with Jamie. Sorted screws and assembled arm. </text:p>
      <text:p text:style-name="Standard"><text:tab/>Tips to consider while building arm: </text:p>
      <text:list xml:id="list17960654701" text:style-name="L1">
        <text:list-item>
          <text:list>
            <text:list-item>
              <text:list>
                <text:list-item>
                  <text:list>
                    <text:list-item>
                      <text:list>
                        <text:list-item>
                          <text:p text:style-name="P1">Place the servo connector for the base and screw in at the start, it's impossible to insert the screw later like the instructions say</text:p>
                        </text:list-item>
                        <text:list-item>
                          <text:p text:style-name="P1">Try to assemble the box all at once, not one piece at a time.</text:p>
                        </text:list-item>
                      </text:list>
                    </text:list-item>
                  </text:list>
                </text:list-item>
              </text:list>
            </text:list-item>
          </text:list>
        </text:list-item>
      </text:list>
      <text:p text:style-name="Standard"><text:tab/>After construction, time was spent trying to upload a program to the Arduino. No success.</text:p>
      <text:p text:style-name="Standard"/>
      <text:p text:style-name="Standard">3/4/16</text:p>
      <text:p text:style-name="Standard"><text:tab/></text:p>
      <text:p text:style-name="Standard"><text:tab/>Came in for an hour to try and upload programs to the Arduino. Discovered that the hourly build for the IDE software wasn't sufficient, uninstalled and redownloaded the stable build. Arduino can now be uploaded too.</text:p>
      <text:p text:style-name="Standard"/>
      <text:p text:style-name="Standard">3/9/16</text:p>
      <text:p text:style-name="Standard"/>
      <text:p text:style-name="Standard"><text:tab/>Attemps were made to control all servos on the arm individually. Only the base servo would work the way we'd hoped. After some research it was discovered that the motors had to be calibrated a certain way before assembling and could only move in a specific angle range. Time was spent taking the arm apart, recalibrating the motors then putting everything back together again. After confirming that everything worked, the project was left for another day.</text:p>
      <text:p text:style-name="Standard"/>
      <text:p text:style-name="Standard">3/10/16</text:p>
      <text:p text:style-name="Standard"/>
      <text:p text:style-name="Standard"><text:tab/>A few hours were spent in the KC creating mockups for the magnets then later going to Walmart to pick up the magnets. </text:p>
      <text:p text:style-name="Standard"/>
      <text:p text:style-name="Standard">3/19/16</text:p>
      <text:p text:style-name="Standard"/>
      <text:p text:style-name="Standard"><text:tab/>Arm was connected to the miniBreadBoard in an exercise to see if it would work. The servos were unresponsive. After resetting to the regular breadboard the motors still didn't respond. </text:p>
      <text:p text:style-name="Standard"><text:tab/></text:p>
      <text:p text:style-name="Standard"><text:tab/>Efforts were shifted to setting up the IR remote with the arm. </text:p>
      <text:p text:style-name="Standard"/>
      <text:p text:style-name="Standard"><text:tab/>It was soon discovered that in order to use the IR remote, a special library needed to be downloaded to the IDE. In the attempt to get the library, the old IDE was uninstalled and version 1.6.2 was installed. The library was successfully uploaded to the IDE. </text:p>
      <text:p text:style-name="Standard"/>
      <text:p text:style-name="Standard"><text:tab/>Time was spent hooking up the remote to the miniBreadBoard as well as an LED. After searching the internet, a program was found that set up the basic IR remote set up. </text:p>
      <text:p text:style-name="Standard"/>
      <text:p text:style-name="Standard"><text:tab/></text:p>
      <text:p text:style-name="Standard"/>
      <text:p text:style-name="Standard"/>
      <text:p text:style-name="Standard"/>
      <text:p text:style-name="Standard"><text:line-break/><text:soft-page-break/>/*</text:p>
      <text:p text:style-name="Standard"><text:s/>Some Sample code of how to use your IR remote</text:p>
      <text:p text:style-name="Standard"><text:s/></text:p>
      <text:p text:style-name="Standard"><text:s/>* Lets get started:</text:p>
      <text:p text:style-name="Standard"><text:s/></text:p>
      <text:p text:style-name="Standard"><text:s/>The IR sensor's pins are attached to Arduino as so:</text:p>
      <text:p text:style-name="Standard"><text:s/>Pin 1 to Vout (pin 11 on Arduino)</text:p>
      <text:p text:style-name="Standard"><text:s/>Pin 2 to GND</text:p>
      <text:p text:style-name="Standard"><text:s/>Pin 3 to Vcc (+5v from Arduino)</text:p>
      <text:p text:style-name="Standard"/>
      <text:p text:style-name="Standard">*/</text:p>
      <text:p text:style-name="Standard"/>
      <text:p text:style-name="Standard">#include &lt;IRremote.h&gt;</text:p>
      <text:p text:style-name="Standard"/>
      <text:p text:style-name="Standard">int IRpin = 11; <text:s/>// pin for the IR sensor</text:p>
      <text:p text:style-name="Standard">int LED = 13; <text:s text:c="3"/>// LED pin <text:s/></text:p>
      <text:p text:style-name="Standard">IRrecv irrecv(IRpin);</text:p>
      <text:p text:style-name="Standard">decode_results results;</text:p>
      <text:p text:style-name="Standard"/>
      <text:p text:style-name="Standard">boolean LEDon = true; // initializing LEDon as true</text:p>
      <text:p text:style-name="Standard"/>
      <text:p text:style-name="Standard">void setup()</text:p>
      <text:p text:style-name="Standard">{</text:p>
      <text:p text:style-name="Standard"><text:s text:c="2"/>Serial.begin(9600);</text:p>
      <text:p text:style-name="Standard"><text:s text:c="2"/>irrecv.enableIRIn(); // Start the receiver</text:p>
      <text:p text:style-name="Standard"><text:s text:c="2"/>pinMode(LED, OUTPUT);</text:p>
      <text:p text:style-name="Standard">}</text:p>
      <text:p text:style-name="Standard"/>
      <text:p text:style-name="Standard">void loop() </text:p>
      <text:p text:style-name="Standard">{</text:p>
      <text:p text:style-name="Standard"><text:s text:c="3"/></text:p>
      <text:p text:style-name="Standard"><text:s text:c="2"/>if (irrecv.decode(&amp;results)) </text:p>
      <text:p text:style-name="Standard"><text:s text:c="4"/>{</text:p>
      <text:p text:style-name="Standard"><text:s text:c="6"/></text:p>
      <text:p text:style-name="Standard"><text:s text:c="6"/>irrecv.resume(); <text:s text:c="2"/>// Receive the next value</text:p>
      <text:p text:style-name="Standard"><text:s text:c="4"/>}</text:p>
      <text:p text:style-name="Standard"><text:s text:c="2"/></text:p>
      <text:p text:style-name="Standard"><text:s text:c="2"/>switch(results.value)</text:p>
      <text:p text:style-name="Standard"><text:s/>{</text:p>
      <text:p text:style-name="Standard"/>
      <text:p text:style-name="Standard"><text:s text:c="2"/>case 01:</text:p>
      <text:p text:style-name="Standard"><text:s text:c="2"/>Serial.print("I pressed one.");</text:p>
      <text:p text:style-name="Standard"><text:s text:c="2"/>Serial.println();</text:p>
      <text:p text:style-name="Standard"><text:s text:c="2"/>break;</text:p>
      <text:p text:style-name="Standard"><text:s text:c="2"/></text:p>
      <text:p text:style-name="Standard"><text:s text:c="2"/>case 02:</text:p>
      <text:p text:style-name="Standard"><text:s text:c="2"/>Serial.print("I pressed two.");</text:p>
      <text:p text:style-name="Standard"><text:s text:c="2"/>Serial.println();</text:p>
      <text:p text:style-name="Standard"><text:s text:c="2"/>break;</text:p>
      <text:p text:style-name="Standard"><text:soft-page-break/><text:s text:c="2"/></text:p>
      <text:p text:style-name="Standard"><text:s text:c="2"/>case 03:</text:p>
      <text:p text:style-name="Standard"><text:s text:c="2"/>Serial.print("I pressed three.");</text:p>
      <text:p text:style-name="Standard"><text:s text:c="2"/>Serial.println();</text:p>
      <text:p text:style-name="Standard"><text:s text:c="2"/>break;</text:p>
      <text:p text:style-name="Standard"><text:s text:c="2"/></text:p>
      <text:p text:style-name="Standard"><text:s text:c="2"/>default:</text:p>
      <text:p text:style-name="Standard"><text:s text:c="2"/>digitalWrite(LED, HIGH);</text:p>
      <text:p text:style-name="Standard"><text:s text:c="2"/></text:p>
      <text:p text:style-name="Standard"><text:s text:c="2"/>}</text:p>
      <text:p text:style-name="Standard"><text:s text:c="2"/></text:p>
      <text:p text:style-name="Standard">}</text:p>
      <text:p text:style-name="Standard"/>
      <text:p text:style-name="Standard"><text:tab/>Using this code as a template, I was able to turn an LED on and off. </text:p>
      <text:p text:style-name="Standard"><text:tab/></text:p>
      <text:p text:style-name="Standard">3/21/16</text:p>
      <text:p text:style-name="Standard"/>
      <text:p text:style-name="Standard"><text:tab/>Arm was hooked up to the breadboard again to discover the issue of it not working. They were working fine this time. It's a miracle. </text:p>
      <text:p text:style-name="Standard"/>
      <text:p text:style-name="Standard"><text:tab/>Base code that I found on the 16th was used to move the arm. The code was modified to move the arm within the angles that we desired and more smoothly than it was. While testing this code the jaw suddenly went farther than expected and would not respond to recalibration and being readjusted. </text:p>
      <text:p text:style-name="Standard"/>
      <text:p text:style-name="Standard"><text:tab/>Arduino stopped accepting input and jaw remains unfixed.</text:p>
      <text:p text:style-name="Standard"/>
      <text:p text:style-name="Standard"><text:tab/>We are no closer to hooking it up to a IR remote.</text:p>
      <text:p text:style-name="Standard"/>
      <text:p text:style-name="Standard">3/22/16</text:p>
      <text:p text:style-name="Standard"><text:tab/></text:p>
      <text:p text:style-name="Standard"><text:tab/>Last night the Balsa wood was returned to Walmart.</text:p>
      <text:p text:style-name="Standard"><text:tab/></text:p>
      <text:p text:style-name="Standard"><text:tab/>After some trial and error the arm was finally hooked up to the remote. </text:p>
      <text:p text:style-name="Standard"><text:tab/></text:p>
      <text:p text:style-name="Standard"><text:tab/>In order to do this, all the hex codes were found for the remote and recorded so they could be used in the switch cases. </text:p>
      <text:p text:style-name="Standard"><text:tab/></text:p>
      <text:p text:style-name="Standard"><text:tab/>The functions from sample code that was found yesterday was taken and moved to the new working sketch now named, 'IR_remote_CURRENT' saved on the desktop. </text:p>
      <text:p text:style-name="Standard"/>
      <text:p text:style-name="Standard"><text:tab/>A mat was created to see just how far the arm would move and it was discovered that the arm doesn't continue all the way to the right. It does however stretch off the paper. </text:p>
      <text:p text:style-name="Standard"/>
      <text:p text:style-name="Standard"><text:tab/>The jaw still hasn't been fixed, it's speculated that the gears inside have been stripped.</text:p>
      <text:p text:style-name="Standard"/>
      <text:p text:style-name="Standard"><text:tab/>An email was sent to Dave with the model number for the servos and the M3 screw kit. </text:p>
      <text:p text:style-name="Standard"/>
      <text:p text:style-name="Standard"/>
      <text:p text:style-name="Standard"/>
      <text:p text:style-name="Standard"><text:soft-page-break/>3/30/16</text:p>
      <text:p text:style-name="Standard"><text:tab/></text:p>
      <text:p text:style-name="Standard"><text:tab/>On the 28th a piece of acryllic was taken to the DLM and lazar printed. It was a success but it was cut too small and motors won't fit in the openings. I need to do better next time.</text:p>
      <text:p text:style-name="Standard"/>
      <text:p text:style-name="Standard"><text:tab/>In addition, a second button scheme was created so we can discuss what is the best method. </text:p>
      <text:p text:style-name="Standard"/>
      <text:p text:style-name="Standard"><text:tab/>The nuts that were ordered just came in.</text:p>
      <text:p text:style-name="Standard"><text:tab/></text:p>
      <text:p text:style-name="Standard"><text:tab/>New magnet mock ups have been created and will be shown today for revie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8:17:05</meta:creation-date>
    <dc:date>2016-03-30T13:47:25</dc:date>
    <meta:editing-duration>PT14S</meta:editing-duration>
    <meta:editing-cycles>5</meta:editing-cycles>
    <meta:generator>LibreOffice/3.5$Linux_X86_64 LibreOffice_project/350m1$Build-2</meta:generator>
    <meta:document-statistic meta:table-count="0" meta:image-count="0" meta:object-count="0" meta:page-count="4" meta:paragraph-count="101" meta:word-count="802" meta:character-count="4579" meta:non-whitespace-character-count="3713"/>
  </office:meta>
</office:document-meta>
</file>